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fa24" officeooo:paragraph-rsid="000dfa24"/>
    </style:style>
    <style:style style:name="P2" style:family="paragraph" style:parent-style-name="Standard">
      <style:text-properties officeooo:rsid="000f914d" officeooo:paragraph-rsid="000f914d"/>
    </style:style>
    <style:style style:name="P3" style:family="paragraph" style:parent-style-name="Text_20_body">
      <style:text-properties officeooo:rsid="000dfa24" officeooo:paragraph-rsid="000dfa24"/>
    </style:style>
    <style:style style:name="P4" style:family="paragraph" style:parent-style-name="Text_20_body">
      <style:text-properties officeooo:rsid="000dfa24" officeooo:paragraph-rsid="000f914d"/>
    </style:style>
    <style:style style:name="P5" style:family="paragraph" style:parent-style-name="Text_20_body">
      <style:text-properties officeooo:rsid="001085c7" officeooo:paragraph-rsid="001085c7"/>
    </style:style>
    <style:style style:name="T1" style:family="text">
      <style:text-properties officeooo:rsid="000f9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– Machine Learning for Public Policy</text:p>
      <text:p text:style-name="P1"/>
      <text:p text:style-name="P1">Xin Ding </text:p>
      <text:p text:style-name="P1">05.21.2018</text:p>
      <text:p text:style-name="P1"/>
      <text:p text:style-name="P1">Feedback from last assignment: </text:p>
      <text:p text:style-name="P1">I think you misunderstood the assignment. A big chunk of the assignment was to write functions that you will be able to use for processing new datasets going forward. Yes, there was also a component for doing the same kind of data exploration you did for assigment 1 and for fitting a classifier to the data + evaluating it so I can give you some points.</text:p>
      <text:p text:style-name="P1"/>
      <text:p text:style-name="P1"/>
      <text:p text:style-name="P2">In the sense that I got a very low score on assignment 2, I decided to give assignment 3 a fresh start. </text:p>
      <text:p text:style-name="P2">Basically, </text:p>
      <text:p text:style-name="P2"/>
      <text:p text:style-name="P4">1. <text:span text:style-name="T1">Based on the feedback, I thought about the assignment again and realize that I misunderstood it. Therefore I put all the steps in helper functions this time to give them a cleaner look and convenience for future data.</text:span></text:p>
      <text:p text:style-name="P4"><text:span text:style-name="T1">2. I plot the precision and recall for different models and compare the results for AUC, f1, precision, recall, and time collectively to show the advantages and disadvantages of different models. </text:span></text:p>
      <text:p text:style-name="P3"><text:span text:style-name="T1">3</text:span>. <text:span text:style-name="T1">I tried to incorporate all the recommended methods but have some trouble with the SVM. It takes forever to run.</text:span></text:p>
      <text:p text:style-name="P3"/>
      <text:p text:style-name="P5">Results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47:05.678647878</meta:creation-date>
    <dc:date>2018-05-21T23:08:49.825997773</dc:date>
    <meta:editing-duration>PT1M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95" meta:character-count="1107" meta:non-whitespace-character-count="916"/>
  </office:meta>
</office:document-meta>
</file>